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bb44c"/>
    </style:style>
    <style:style style:name="P3" style:family="paragraph" style:parent-style-name="Standard">
      <style:text-properties officeooo:rsid="001bb44c" officeooo:paragraph-rsid="001bb44c"/>
    </style:style>
    <style:style style:name="T1" style:family="text">
      <style:text-properties officeooo:rsid="001bb44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rcial 1 – Programación Orientada a Objetos</text:h>
      <text:p text:style-name="P3"/>
      <text:p text:style-name="P3"><text:span text:style-name="T2">Alumno</text:span>: </text:p>
      <text:p text:style-name="P3"><text:span text:style-name="T2">Paginas</text:span>: </text:p>
      <text:p text:style-name="Standard"/>
      <text:p text:style-name="Standard"><text:span text:style-name="T1">1.</text:span>La empresa Gigalight proveedora de internet por fibra óptica lo contrata para realizar un software que permita el cobro de sus tarifas, las cuales pueden ser: </text:p>
      <text:p text:style-name="Standard"/>
      <text:list xml:id="list2764330701" text:style-name="L1">
        <text:list-item>
          <text:p text:style-name="P1">Por tiempo de uso: se cobra un monto por horas utilizadas del servicio</text:p>
        </text:list-item>
        <text:list-item>
          <text:p text:style-name="P1">Por mes: se cobra un monto fijo por mes</text:p>
        </text:list-item>
        <text:list-item>
          <text:p text:style-name="P2">Por consumo: se cobra un monto por mega transferido</text:p>
        </text:list-item>
        <text:list-item>
          <text:p text:style-name="P2">Mixta, la cual calcule las 3 posibles tarifas anteriores y cobre la más barata con un 10% de recargo. </text:p>
        </text:list-item>
      </text:list>
      <text:p text:style-name="Standard"/>
      <text:p text:style-name="Standard">El software debe permitir cargar los valores iniciales, monto por una hora, monto fijo y monto por un mega transferido. Y luego registrar los consumos que están formados por : número de cliente, tipo de tarifa y dependiendo el tipo de tarifa, horas utilizadas o los gigas consumidos.</text:p>
      <text:p text:style-name="Standard"/>
      <text:p text:style-name="Standard">El software debe calcular el monto total a cobrar <text:span text:style-name="T1">e</text:span> imprimir por pantalla un detalle de todos los clientes con una deuda mayor a un valor ingresado.</text:p>
      <text:p text:style-name="Standard"/>
      <text:p text:style-name="Standard"/>
      <text:p text:style-name="Standard">2. Teoría: ¿En qué consiste el polimorfismo? ¿Nos puede ayudar a reutilizar código? ¿Como? de un ejemplo.</text:p>
      <text:p text:style-name="Standard"/>
      <text:p text:style-name="Standard">3. Indique cual es el resultado del siguiente algoritmo con los siguientes valores : 1522, 645, 876.</text:p>
      <text:p text:style-name="Standard"/>
      <text:p text:style-name="Standard"/>
      <text:p text:style-name="Standard">int XXX(int n) {</text:p>
      <text:p text:style-name="Standard"/>
      <text:p text:style-name="Standard">if(n &lt; 10) return n;</text:p>
      <text:p text:style-name="Standard"/>
      <text:p text:style-name="Standard">return n%10+XXX(n/10);</text:p>
      <text:p text:style-name="Standard"/>
      <text:p text:style-name="Standard">}</text:p>
      <text:p text:style-name="Standard"/>
      <text:p text:style-name="Standard"/>
      <text:p text:style-name="Standard">Indique que hace el algoritm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3:58:34.636890887</meta:creation-date>
    <dc:date>2022-08-22T00:04:29.039404685</dc:date>
    <meta:editing-duration>PT19S</meta:editing-duration>
    <meta:editing-cycles>1</meta:editing-cycles>
    <meta:document-statistic meta:table-count="0" meta:image-count="0" meta:object-count="0" meta:page-count="1" meta:paragraph-count="17" meta:word-count="214" meta:character-count="1213" meta:non-whitespace-character-count="1015"/>
    <meta:generator>LibreOffice/7.3.5.2$Linux_X86_64 LibreOffice_project/30$Build-2</meta:generator>
  </office:meta>
</office:document-meta>
</file>